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3cm" svg:height="8.043cm" svg:x="0.8cm" svg:y="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07-10T14:54:06.504233889</dc:date>
    <meta:editing-duration>PT7M4S</meta:editing-duration>
    <meta:editing-cycles>24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301cm" svg:height="8.044cm" xlink:href="." xlink:type="simple" chart:class="chart:scatter" chart:style-name="ch1">
        <chart:plot-area chart:style-name="ch2" chart:data-source-has-labels="both" svg:x="0.286cm" svg:y="0.16cm" svg:width="13.729cm" svg:height="7.724cm">
          <chartooo:coordinate-region svg:x="0.828cm" svg:y="0.359cm" svg:width="13.093cm" svg:height="7.326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250666467128608">
                <text:p>-0.250666467128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497379774329709">
                <text:p>0.4973797743297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497379774329709">
                <text:p>0.4973797743297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250666467128608">
                <text:p>-0.2506664671286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736249105369355">
                <text:p>0.7362491053693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96350734820343">
                <text:p>0.963507348203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497379774329709">
                <text:p>-0.4973797743297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497379774329708">
                <text:p>-0.4973797743297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250666467128606">
                <text:p>0.2506664671286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73624910536936">
                <text:p>0.736249105369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.46957615897682E-015">
                <text:p>1.46957615897682E-0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963507348203427">
                <text:p>-0.9635073482034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250666467128616">
                <text:p>-0.2506664671286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497379774329705">
                <text:p>0.4973797743297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497379774329709">
                <text:p>0.4973797743297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250666467128612">
                <text:p>-0.2506664671286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963507348203424">
                <text:p>-0.9635073482034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736249105369361">
                <text:p>-0.7362491053693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.20436423846524E-015">
                <text:p>-2.20436423846524E-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.36909421185737">
                <text:p>1.369094211857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963507348203428">
                <text:p>0.9635073482034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250666467128602">
                <text:p>0.2506664671286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497379774329716">
                <text:p>-0.4973797743297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250666467128597">
                <text:p>0.2506664671285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963507348203429">
                <text:p>0.9635073482034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9021130325903">
                <text:p>1.90211303259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736249105369355">
                <text:p>0.7362491053693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.93915231795365E-015">
                <text:p>2.93915231795365E-0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.736249105369349">
                <text:p>-0.7362491053693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963507348203435">
                <text:p>-0.9635073482034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250666467128603">
                <text:p>-0.2506664671286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17557050458494">
                <text:p>1.175570504584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.497379774329724">
                <text:p>0.4973797743297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.250666467128604">
                <text:p>-0.2506664671286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963507348203422">
                <text:p>-0.9635073482034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1.54102648555157">
                <text:p>-1.541026485551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736249105369362">
                <text:p>-0.7362491053693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0.0000000000000107793677550431">
                <text:p>-0.00000000000001077936775504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736249105369355">
                <text:p>0.7362491053693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.36909421185737">
                <text:p>1.369094211857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1.54102648555157">
                <text:p>1.541026485551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963507348203429">
                <text:p>0.9635073482034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250666467128611">
                <text:p>0.2506664671286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497379774329717">
                <text:p>-0.4973797743297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1.68865585100402">
                <text:p>-1.688655851004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.497379774329704">
                <text:p>-0.4973797743297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250666467128596">
                <text:p>0.2506664671285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963507348203428">
                <text:p>0.9635073482034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1.54102648555157">
                <text:p>1.541026485551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1.9021130325903">
                <text:p>1.90211303259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4.40872847693047E-015">
                <text:p>4.40872847693047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